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9pt" style:font-size-asian="9pt" style:font-size-complex="9pt"/>
    </style:style>
    <style:style style:name="P3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P4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10" style:family="paragraph" style:parent-style-name="Text_20_body">
      <style:paragraph-properties fo:margin-top="0cm" fo:margin-bottom="0cm"/>
      <style:text-properties style:font-name="Arial1" fo:font-size="11pt" style:font-size-asian="11pt" style:font-size-complex="11pt"/>
    </style:style>
    <style:style style:name="P11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P12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Horizontal_20_Line">
      <style:text-properties style:font-name="Arial" fo:font-size="6pt" style:font-size-asian="6pt" style:font-size-complex="6pt"/>
    </style:style>
    <style:style style:name="P14" style:family="paragraph" style:parent-style-name="Horizontal_20_Line"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cm"/>
      <style:text-properties fo:font-weight="bold"/>
    </style:style>
    <style:style style:name="P18" style:family="paragraph" style:parent-style-name="Text_20_body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9" style:family="paragraph" style:parent-style-name="Text_20_body" style:master-page-name="Standard">
      <style:paragraph-properties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1" fo:font-size="11pt" fo:language="it" fo:country="IT"/>
    </style:style>
    <style:style style:name="T3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8"/>
      <text:p text:style-name="P8">[Adressat.Anschrift]</text:p>
      <text:p text:style-name="P8"/>
      <text:p text:style-name="P8"/>
      <text:p text:style-name="P8"/>
      <text:p text:style-name="P8">[Mandant.Ort], [Datum.heute]</text:p>
      <text:p text:style-name="P8"/>
      <text:p text:style-name="P8"/>
      <text:p text:style-name="P8"/>
      <text:p text:style-name="P17"><text:span text:style-name="T3">Patient: [Patient.Vorname] [Patient.Name], </text:span><text:span text:style-name="T2">([Patient.Geschlecht]),</text:span> <text:span text:style-name="T3">[Patient.Geburtsdatum]</text:span></text:p>
      <text:p text:style-name="P9">[Patient.Strasse], [Patient.Plz] [Patient.Ort]</text:p>
      <text:p text:style-name="P9">Tel1 [Patient.Telefon1], Tel2 [Patient.Telefon2], Natel [Patient.Natel]</text:p>
      <text:p text:style-name="P14"/>
      <text:p text:style-name="P8"/>
      <text:p text:style-name="P10">Sehr [Adressat:mw:geehrter Herr Dr./geehrte Frau Dr.] [Adressat.Name]</text:p>
      <text:p text:style-name="P8"/>
      <text:p text:style-name="P8"/>
      <text:p text:style-name="P8">Gerne überweise ich Ihnen [Patient:mw:obengenannten Patienten/obengenannte Patientin] zur fachärztlichen Untersuchung.</text:p>
      <text:p text:style-name="P8"/>
      <text:p text:style-name="P9">Aktuelles Problem:</text:p>
      <text:p text:style-name="P8"/>
      <text:p text:style-name="P8"/>
      <text:p text:style-name="P9">Verlaufseintrag:</text:p>
      <text:p text:style-name="P8">[Konsultation.Eintrag]</text:p>
      <text:p text:style-name="P8"/>
      <text:p text:style-name="P9">Persönliche Anamnese</text:p>
      <text:p text:style-name="P8">[Patient.PersAnamnese] </text:p>
      <text:p text:style-name="P8"/>
      <text:p text:style-name="P9">Diagnose</text:p>
      <text:p text:style-name="P8">[Patient.Diagnosen]</text:p>
      <text:p text:style-name="P8"/>
      <text:p text:style-name="P9">Allergien</text:p>
      <text:p text:style-name="P8">[Patient.Allergien]</text:p>
      <text:p text:style-name="P8"/>
      <text:p text:style-name="P9">Medikation</text:p>
      <text:p text:style-name="P8">[Patient.Medikation]</text:p>
      <text:p text:style-name="P8"/>
      <text:p text:style-name="P8"/>
      <text:p text:style-name="P8">Freundliche Grüsse</text:p>
      <text:p text:style-name="P8"/>
      <text:p text:style-name="P8"/>
      <text:p text:style-name="P8"/>
      <text:p text:style-name="P12">[Mandant.Titel] [Mandant.Vorname] [Mandant.Name]</text:p>
      <text:p text:style-name="P18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M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9pt" style:font-size-asian="9pt" style:font-size-complex="9pt"/>
    </style:style>
    <style:style style:name="MP3" style:family="paragraph" style:parent-style-name="Horizontal_20_Line">
      <style:text-properties style:font-name="Arial" fo:font-size="6pt" style:font-size-asian="6pt" style:font-size-complex="6pt"/>
    </style:style>
    <style:style style:name="MP4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M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6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MP7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MP8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9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32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[Mandant.Titel] [Mandant.Vorname] [Mandant.Name]</text:p>
        <text:p text:style-name="MP1">Facharzt für [Mandant.TarmedSpezialität]</text:p>
        <text:p text:style-name="MP2">[Mandant.Strasse], [Mandant.Plz] [Mandant.Ort]</text:p>
        <text:p text:style-name="MP2">Tel [Mandant.Telefon1], Fax [Mandant.Fax], E-Mail [Mandant.E-Mail]</text:p>
        <text:p text:style-name="MP3"/>
      </style:header>
      <style:footer>
        <text:p text:style-name="MP4"/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</style:foot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1">
      <style:header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/>
      </style:header>
      <style:footer>
        <text:p text:style-name="MP7"/>
        <text:p text:style-name="MP8"><text:span text:style-name="MT1">[Patient.Vorname] [Patient.Name], [Patient.Geburtsdatum]</text:span>, [Patient.Strasse], [Patient.Plz] [Patient.Ort]</text:p>
        <text:p text:style-name="MP8">Tel1 [Patient.Telefon1], Tel2 [Patient.Telefon2], Natel [Patient.Natel], E-Mail [Patient.E-Mail]</text:p>
        <text:p text:style-name="MP9">Seite <text:page-number text:select-page="current">2</text:page-number> /<text:page-count>1</text:page-count></text:p>
      </style:foot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1-28T14:51:04</meta:creation-date>
    <dc:date>2016-12-06T09:45:55.84</dc:date>
    <dc:language>de-DE</dc:language>
    <meta:editing-cycles>41</meta:editing-cycles>
    <meta:editing-duration>PT2H1M46S</meta:editing-duration>
    <meta:document-statistic meta:table-count="0" meta:image-count="0" meta:object-count="0" meta:page-count="1" meta:paragraph-count="34" meta:word-count="125" meta:character-count="1629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